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0B992B1D6451D5AD.png" manifest:media-type="image/png"/>
  <manifest:file-entry manifest:full-path="Pictures/2000000C0000634100004A4C3651558E9C43717A.svm" manifest:media-type="image/x-svm"/>
  <manifest:file-entry manifest:full-path="Pictures/10000200000003C0000002CF6D5F7AEE6EF79D44.png" manifest:media-type="image/png"/>
  <manifest:file-entry manifest:full-path="Pictures/10000200000003C0000002CFB160C3F6368DED12.png" manifest:media-type="image/png"/>
  <manifest:file-entry manifest:full-path="Pictures/2000000E0000634100004A4CCD2247D4D39A5527.svm" manifest:media-type="image/x-svm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2C41AC83A99752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fo:min-height="3.333cm"/>
    </style:style>
    <style:style style:name="pr10" style:family="presentation" style:parent-style-name="Focus3-outline1">
      <style:graphic-properties fo:min-height="12.12cm"/>
    </style:style>
    <style:style style:name="pr11" style:family="presentation" style:parent-style-name="Focus3-notes">
      <style:graphic-properties draw:fill-color="#ffffff" fo:min-height="12.572cm"/>
    </style:style>
    <style:style style:name="pr12" style:family="presentation" style:parent-style-name="Focus3-title">
      <style:graphic-properties draw:auto-grow-height="true" fo:min-height="3.333cm"/>
    </style:style>
    <style:style style:name="pr13" style:family="presentation" style:parent-style-name="Focus3-outline1">
      <style:graphic-properties fo:min-height="11.929cm"/>
    </style:style>
    <style:style style:name="pr14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Projet Data Scienc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placeholder="true" presentation:user-transformed="true">
          <draw:text-box/>
        </draw:frame>
        <draw:frame presentation:style-name="pr4" draw:layer="layout" svg:width="12.244cm" svg:height="9.423cm" svg:x="7.911cm" svg:y="7.582cm" presentation:class="outline" presentation:user-transformed="true">
          <draw:text-box>
            <text:list text:style-name="L2">
              <text:list-item>
                <text:p>Julien Dol et Tangui Robin </text:p>
              </text:list-item>
              <text:list-item>
                <text:p>Analyser les tendances des vidéos sur la plateforme Youtub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Nos données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Données sur les vidéos mise en ligne sur la plateforme Youtube</text:p>
              </text:list-item>
              <text:list-item>
                <text:p>Origine : Kaggle</text:p>
              </text:list-item>
              <text:list-item>
                <text:p>Format : .CSV</text:p>
              </text:list-item>
              <text:list-item>
                <text:p>Quantité : 45 025 enregistrements</text:p>
              </text:list-item>
              <text:list-item>
                <text:p>Titre, nom de la chaine, Date de Publication, Nombre vues, nombre de commentaires, nombre votes positifs et negatifs, catégorie et mots-clés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Traitement de base</text:p>
          </draw:text-box>
        </draw:frame>
        <draw:frame presentation:style-name="pr10" draw:layer="layout" svg:width="24.108cm" svg:height="12.37cm" svg:x="1.946cm" svg:y="5.114cm" presentation:class="outline">
          <draw:text-box>
            <text:list text:style-name="L2">
              <text:list-item>
                <text:p>Vidéos, chaines et catégories les plus vue</text:p>
              </text:list-item>
              <text:list-item>
                <text:p>Classement des catégories, vidéo et les tags les plus populaires (avec le plus de vues et de votes positifs)</text:p>
              </text:list-item>
              <text:list-item>
                <text:p>Les mots-clés les plus populaire dans une catégori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Notre fonctionnalité avancé</text:p>
          </draw:text-box>
        </draw:frame>
        <draw:frame presentation:style-name="pr13" draw:layer="layout" svg:width="24.108cm" svg:height="12.37cm" svg:x="1.946cm" svg:y="5.114cm" presentation:class="outline">
          <draw:text-box>
            <text:list text:style-name="L2">
              <text:list-item>
                <text:p>Connaitre le nombre de vu pour une vidéo que l’on voudrait mettre en ligne</text:p>
              </text:list-item>
              <text:list-item>
                <text:p>Données en entrée : Titre, mots-clés, catégorie</text:p>
              </text:list-item>
              <text:list-item>
                <text:p>Données en sortie : Estimation du nombre de vue et de like</text:p>
              </text:list-item>
              <text:list-item>
                <text:p>Par regression linéaire</text:p>
              </text:list-item>
              <text:list-item>
                <text:p>Aide au reference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D5F7AEE6EF79D44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B160C3F6368DED12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2C41AC83A9975282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0B992B1D6451D5AD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2:16:30.152335165</meta:creation-date>
    <meta:editing-duration>PT29M37S</meta:editing-duration>
    <meta:editing-cycles>9</meta:editing-cycles>
    <meta:generator>LibreOffice/6.0.6.2$Linux_X86_64 LibreOffice_project/00m0$Build-2</meta:generator>
    <dc:title>Focus</dc:title>
    <dc:date>2018-12-14T09:41:48.267621357</dc:date>
    <meta:document-statistic meta:object-count="77"/>
  </office:meta>
</office:document-meta>
</file>